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BalancerStatefullList" table:style-name="ta1">
        <table:shapes>
          <draw:frame draw:z-index="0" draw:style-name="gr1" draw:text-style-name="P1" svg:width="18.463cm" svg:height="10.385cm" svg:x="28.138cm" svg:y="4.855cm">
            <draw:object draw:notify-on-update-of-ranges="loadBalancerStatefullList.I2:loadBalancerStatefullList.I2 loadBalancerStatefullList.I3:loadBalancerStatefullList.I3 loadBalancerStatefullList.J2:loadBalancerStatefullList.J2 loadBalancerStatefullList.J3:loadBalancerStatefullList.J3 loadBalancerStatefullList.K2:loadBalancerStatefullList.K2 loadBalancerStatefullList.K3:loadBalancerStatefullList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.187cm" svg:height="12.982cm" svg:x="3.149cm" svg:y="8.128cm">
            <draw:object draw:notify-on-update-of-ranges="loadBalancerStatefullList.E1:loadBalancerStatefullList.E1 loadBalancerStatefullList.E2:loadBalancerStatefullList.E33 loadBalancerStatefullList.F1:loadBalancerStatefullList.F1 loadBalancerStatefullList.F2:loadBalancerStatefullList.F33 loadBalancerStatefullList.G1:loadBalancerStatefullList.G1 loadBalancerStatefullList.G2:loadBalancerStatefullList.G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ummy_1</text:p>
          </table:table-cell>
          <table:table-cell office:value-type="string" calcext:value-type="string">
            <text:p>Dummy_2</text:p>
          </table:table-cell>
          <table:table-cell office:value-type="string" calcext:value-type="string">
            <text:p>Dummy_3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1504" calcext:value-type="float">
            <text:p>21504</text:p>
          </table:table-cell>
          <table:table-cell office:value-type="float" office:value="12288" calcext:value-type="float">
            <text:p>12288</text:p>
          </table:table-cell>
          <table:table-cell/>
          <table:table-cell table:formula="of:=SUM([.A2];[.A43];[.A84];[.A125];[.A166];[.A207];[.A248];[.A289];[.A330];[.A371];[.A535];[.A576];[.A617];[.A658];[.A699];[.A740];[.A781];[.A822];[.A863];[.A904];[.A945];[.A986];[.A1027];[.A1068];[.A1109];[.A1150];[.A1191];[.A1232];[.A1273];[.A1314])/30" office:value-type="float" office:value="1373.03333333333" calcext:value-type="float">
            <text:p>1373,03333333333</text:p>
          </table:table-cell>
          <table:table-cell table:formula="of:=SUM([.B2];[.B43];[.B84];[.B125];[.B166];[.B207];[.B248];[.B289];[.B330];[.B371];[.B535];[.B576];[.B617];[.B658];[.B699];[.B740];[.B781];[.B822];[.B863];[.B904];[.B945];[.B986];[.B1027];[.B1068];[.B1109];[.B1150];[.B1191];[.B1232];[.B1273];[.B1314])/30" office:value-type="float" office:value="21469.8666666667" calcext:value-type="float">
            <text:p>21469,8666666667</text:p>
          </table:table-cell>
          <table:table-cell table:formula="of:=SUM([.C2];[.C43];[.C84];[.C125];[.C166];[.C207];[.C248];[.C289];[.C330];[.C371];[.C535];[.C576];[.C617];[.C658];[.C699];[.C740];[.C781];[.C822];[.C863];[.C904];[.C945];[.C986];[.C1027];[.C1068];[.C1109];[.C1150];[.C1191];[.C1232];[.C1273];[.C1314])/30" office:value-type="float" office:value="12612.2666666667" calcext:value-type="float">
            <text:p>12612,2666666667</text:p>
          </table:table-cell>
          <table:table-cell/>
          <table:table-cell office:value-type="string" calcext:value-type="string">
            <text:p>Dummy_1</text:p>
          </table:table-cell>
          <table:table-cell office:value-type="string" calcext:value-type="string">
            <text:p>Dummy_2</text:p>
          </table:table-cell>
          <table:table-cell office:value-type="string" calcext:value-type="string">
            <text:p>Dummy_3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3];[.A44];[.A85];[.A126];[.A167];[.A208];[.A249];[.A290];[.A331];[.A372];[.A536];[.A577];[.A618];[.A659];[.A700];[.A741];[.A782];[.A823];[.A864];[.A905];[.A946];[.A987];[.A1028];[.A1069];[.A1110];[.A1151];[.A1192];[.A1233];[.A1274];[.A1315])/30" office:value-type="float" office:value="3622.43333333333" calcext:value-type="float">
            <text:p>3622,43333333333</text:p>
          </table:table-cell>
          <table:table-cell table:formula="of:=SUM([.B3];[.B44];[.B85];[.B126];[.B167];[.B208];[.B249];[.B290];[.B331];[.B372];[.B536];[.B577];[.B618];[.B659];[.B700];[.B741];[.B782];[.B823];[.B864];[.B905];[.B946];[.B987];[.B1028];[.B1069];[.B1110];[.B1151];[.B1192];[.B1233];[.B1274];[.B1315])/30" office:value-type="float" office:value="25326.9333333333" calcext:value-type="float">
            <text:p>25326,9333333333</text:p>
          </table:table-cell>
          <table:table-cell table:formula="of:=SUM([.C3];[.C44];[.C85];[.C126];[.C167];[.C208];[.C249];[.C290];[.C331];[.C372];[.C536];[.C577];[.C618];[.C659];[.C700];[.C741];[.C782];[.C823];[.C864];[.C905];[.C946];[.C987];[.C1028];[.C1069];[.C1110];[.C1151];[.C1192];[.C1233];[.C1274];[.C1315])/30" office:value-type="float" office:value="15232" calcext:value-type="float">
            <text:p>15232</text:p>
          </table:table-cell>
          <table:table-cell/>
          <table:table-cell table:formula="of:=SUM([.E2:.E14])/13" office:value-type="float" office:value="6230.76923076923" calcext:value-type="float">
            <text:p>6230,76923076923</text:p>
          </table:table-cell>
          <table:table-cell table:formula="of:=SUM([.F2:.F32])/31" office:value-type="float" office:value="25844.9892473118" calcext:value-type="float">
            <text:p>25844,9892473118</text:p>
          </table:table-cell>
          <table:table-cell table:formula="of:=SUM([.G2:.G19])/18" office:value-type="float" office:value="14222.2222222222" calcext:value-type="float">
            <text:p>14222,2222222222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4];[.A45];[.A86];[.A127];[.A168];[.A209];[.A250];[.A291];[.A332];[.A373];[.A537];[.A578];[.A619];[.A660];[.A701];[.A742];[.A783];[.A824];[.A865];[.A906];[.A947];[.A988];[.A1029];[.A1070];[.A1111];[.A1152];[.A1193];[.A1234];[.A1275];[.A1316])/30" office:value-type="float" office:value="7655.26666666667" calcext:value-type="float">
            <text:p>7655,26666666667</text:p>
          </table:table-cell>
          <table:table-cell table:formula="of:=SUM([.B4];[.B45];[.B86];[.B127];[.B168];[.B209];[.B250];[.B291];[.B332];[.B373];[.B537];[.B578];[.B619];[.B660];[.B701];[.B742];[.B783];[.B824];[.B865];[.B906];[.B947];[.B988];[.B1029];[.B1070];[.B1111];[.B1152];[.B1193];[.B1234];[.B1275];[.B1316])/30" office:value-type="float" office:value="25533.8666666667" calcext:value-type="float">
            <text:p>25533,8666666667</text:p>
          </table:table-cell>
          <table:table-cell table:formula="of:=SUM([.C4];[.C45];[.C86];[.C127];[.C168];[.C209];[.C250];[.C291];[.C332];[.C373];[.C537];[.C578];[.C619];[.C660];[.C701];[.C742];[.C783];[.C824];[.C865];[.C906];[.C947];[.C988];[.C1029];[.C1070];[.C1111];[.C1152];[.C1193];[.C1234];[.C1275];[.C1316])/30" office:value-type="float" office:value="15189.3333333333" calcext:value-type="float">
            <text:p>15189,3333333333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872" calcext:value-type="float">
            <text:p>31872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5];[.A46];[.A87];[.A128];[.A169];[.A210];[.A251];[.A292];[.A333];[.A374];[.A538];[.A579];[.A620];[.A661];[.A702];[.A743];[.A784];[.A825];[.A866];[.A907];[.A948];[.A989];[.A1030];[.A1071];[.A1112];[.A1153];[.A1194];[.A1235];[.A1276];[.A1317])/30" office:value-type="float" office:value="8062.6" calcext:value-type="float">
            <text:p>8062,6</text:p>
          </table:table-cell>
          <table:table-cell table:formula="of:=SUM([.B5];[.B46];[.B87];[.B128];[.B169];[.B210];[.B251];[.B292];[.B333];[.B374];[.B538];[.B579];[.B620];[.B661];[.B702];[.B743];[.B784];[.B825];[.B866];[.B907];[.B948];[.B989];[.B1030];[.B1071];[.B1112];[.B1153];[.B1194];[.B1235];[.B1276];[.B1317])/30" office:value-type="float" office:value="29956.2666666667" calcext:value-type="float">
            <text:p>29956,2666666667</text:p>
          </table:table-cell>
          <table:table-cell table:formula="of:=SUM([.C5];[.C46];[.C87];[.C128];[.C169];[.C210];[.C251];[.C292];[.C333];[.C374];[.C538];[.C579];[.C620];[.C661];[.C702];[.C743];[.C784];[.C825];[.C866];[.C907];[.C948];[.C989];[.C1030];[.C1071];[.C1112];[.C1153];[.C1194];[.C1235];[.C1276];[.C1317])/30" office:value-type="float" office:value="15240.5333333333" calcext:value-type="float">
            <text:p>15240,5333333333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6];[.A47];[.A88];[.A129];[.A170];[.A211];[.A252];[.A293];[.A334];[.A375];[.A539];[.A580];[.A621];[.A662];[.A703];[.A744];[.A785];[.A826];[.A867];[.A908];[.A949];[.A990];[.A1031];[.A1072];[.A1113];[.A1154];[.A1195];[.A1236];[.A1277];[.A1318])/30" office:value-type="float" office:value="8037" calcext:value-type="float">
            <text:p>8037</text:p>
          </table:table-cell>
          <table:table-cell table:formula="of:=SUM([.B6];[.B47];[.B88];[.B129];[.B170];[.B211];[.B252];[.B293];[.B334];[.B375];[.B539];[.B580];[.B621];[.B662];[.B703];[.B744];[.B785];[.B826];[.B867];[.B908];[.B949];[.B990];[.B1031];[.B1072];[.B1113];[.B1154];[.B1195];[.B1236];[.B1277];[.B1318])/30" office:value-type="float" office:value="31827.2" calcext:value-type="float">
            <text:p>31827,2</text:p>
          </table:table-cell>
          <table:table-cell table:formula="of:=SUM([.C6];[.C47];[.C88];[.C129];[.C170];[.C211];[.C252];[.C293];[.C334];[.C375];[.C539];[.C580];[.C621];[.C662];[.C703];[.C744];[.C785];[.C826];[.C867];[.C908];[.C949];[.C990];[.C1031];[.C1072];[.C1113];[.C1154];[.C1195];[.C1236];[.C1277];[.C1318])/30" office:value-type="float" office:value="15257.6" calcext:value-type="float">
            <text:p>15257,6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7];[.A48];[.A89];[.A130];[.A171];[.A212];[.A253];[.A294];[.A335];[.A376];[.A540];[.A581];[.A622];[.A663];[.A704];[.A745];[.A786];[.A827];[.A868];[.A909];[.A950];[.A991];[.A1032];[.A1073];[.A1114];[.A1155];[.A1196];[.A1237];[.A1278];[.A1319])/30" office:value-type="float" office:value="8058.03333333333" calcext:value-type="float">
            <text:p>8058,03333333333</text:p>
          </table:table-cell>
          <table:table-cell table:formula="of:=SUM([.B7];[.B48];[.B89];[.B130];[.B171];[.B212];[.B253];[.B294];[.B335];[.B376];[.B540];[.B581];[.B622];[.B663];[.B704];[.B745];[.B786];[.B827];[.B868];[.B909];[.B950];[.B991];[.B1032];[.B1073];[.B1114];[.B1155];[.B1196];[.B1237];[.B1278];[.B1319])/30" office:value-type="float" office:value="31865.6" calcext:value-type="float">
            <text:p>31865,6</text:p>
          </table:table-cell>
          <table:table-cell table:formula="of:=SUM([.C7];[.C48];[.C89];[.C130];[.C171];[.C212];[.C253];[.C294];[.C335];[.C376];[.C540];[.C581];[.C622];[.C663];[.C704];[.C745];[.C786];[.C827];[.C868];[.C909];[.C950];[.C991];[.C1032];[.C1073];[.C1114];[.C1155];[.C1196];[.C1237];[.C1278];[.C1319])/30" office:value-type="float" office:value="15214.9333333333" calcext:value-type="float">
            <text:p>15214,9333333333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8];[.A49];[.A90];[.A131];[.A172];[.A213];[.A254];[.A295];[.A336];[.A377];[.A541];[.A582];[.A623];[.A664];[.A705];[.A746];[.A787];[.A828];[.A869];[.A910];[.A951];[.A992];[.A1033];[.A1074];[.A1115];[.A1156];[.A1197];[.A1238];[.A1279];[.A1320])/30" office:value-type="float" office:value="8051.8" calcext:value-type="float">
            <text:p>8051,8</text:p>
          </table:table-cell>
          <table:table-cell table:formula="of:=SUM([.B8];[.B49];[.B90];[.B131];[.B172];[.B213];[.B254];[.B295];[.B336];[.B377];[.B541];[.B582];[.B623];[.B664];[.B705];[.B746];[.B787];[.B828];[.B869];[.B910];[.B951];[.B992];[.B1033];[.B1074];[.B1115];[.B1156];[.B1197];[.B1238];[.B1279];[.B1320])/30" office:value-type="float" office:value="31784.5333333333" calcext:value-type="float">
            <text:p>31784,5333333333</text:p>
          </table:table-cell>
          <table:table-cell table:formula="of:=SUM([.C8];[.C49];[.C90];[.C131];[.C172];[.C213];[.C254];[.C295];[.C336];[.C377];[.C541];[.C582];[.C623];[.C664];[.C705];[.C746];[.C787];[.C828];[.C869];[.C910];[.C951];[.C992];[.C1033];[.C1074];[.C1115];[.C1156];[.C1197];[.C1238];[.C1279];[.C1320])/30" office:value-type="float" office:value="15240.5333333333" calcext:value-type="float">
            <text:p>15240,5333333333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9];[.A50];[.A91];[.A132];[.A173];[.A214];[.A255];[.A296];[.A337];[.A378];[.A542];[.A583];[.A624];[.A665];[.A706];[.A747];[.A788];[.A829];[.A870];[.A911];[.A952];[.A993];[.A1034];[.A1075];[.A1116];[.A1157];[.A1198];[.A1239];[.A1280];[.A1321])/30" office:value-type="float" office:value="8047.8" calcext:value-type="float">
            <text:p>8047,8</text:p>
          </table:table-cell>
          <table:table-cell table:formula="of:=SUM([.B9];[.B50];[.B91];[.B132];[.B173];[.B214];[.B255];[.B296];[.B337];[.B378];[.B542];[.B583];[.B624];[.B665];[.B706];[.B747];[.B788];[.B829];[.B870];[.B911];[.B952];[.B993];[.B1034];[.B1075];[.B1116];[.B1157];[.B1198];[.B1239];[.B1280];[.B1321])/30" office:value-type="float" office:value="31916.8" calcext:value-type="float">
            <text:p>31916,8</text:p>
          </table:table-cell>
          <table:table-cell table:formula="of:=SUM([.C9];[.C50];[.C91];[.C132];[.C173];[.C214];[.C255];[.C296];[.C337];[.C378];[.C542];[.C583];[.C624];[.C665];[.C706];[.C747];[.C788];[.C829];[.C870];[.C911];[.C952];[.C993];[.C1034];[.C1075];[.C1116];[.C1157];[.C1198];[.C1239];[.C1280];[.C1321])/30" office:value-type="float" office:value="15223.4666666667" calcext:value-type="float">
            <text:p>15223,4666666667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960" calcext:value-type="float">
            <text:p>2496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0];[.A51];[.A92];[.A133];[.A174];[.A215];[.A256];[.A297];[.A338];[.A379];[.A543];[.A584];[.A625];[.A666];[.A707];[.A748];[.A789];[.A830];[.A871];[.A912];[.A953];[.A994];[.A1035];[.A1076];[.A1117];[.A1158];[.A1199];[.A1240];[.A1281];[.A1322])/30" office:value-type="float" office:value="8021.06666666667" calcext:value-type="float">
            <text:p>8021,06666666667</text:p>
          </table:table-cell>
          <table:table-cell table:formula="of:=SUM([.B10];[.B51];[.B92];[.B133];[.B174];[.B215];[.B256];[.B297];[.B338];[.B379];[.B543];[.B584];[.B625];[.B666];[.B707];[.B748];[.B789];[.B830];[.B871];[.B912];[.B953];[.B994];[.B1035];[.B1076];[.B1117];[.B1158];[.B1199];[.B1240];[.B1281];[.B1322])/30" office:value-type="float" office:value="27528.5333333333" calcext:value-type="float">
            <text:p>27528,5333333333</text:p>
          </table:table-cell>
          <table:table-cell table:formula="of:=SUM([.C10];[.C51];[.C92];[.C133];[.C174];[.C215];[.C256];[.C297];[.C338];[.C379];[.C543];[.C584];[.C625];[.C666];[.C707];[.C748];[.C789];[.C830];[.C871];[.C912];[.C953];[.C994];[.C1035];[.C1076];[.C1117];[.C1158];[.C1199];[.C1240];[.C1281];[.C1322])/30" office:value-type="float" office:value="15232" calcext:value-type="float">
            <text:p>15232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11];[.A52];[.A93];[.A134];[.A175];[.A216];[.A257];[.A298];[.A339];[.A380];[.A544];[.A585];[.A626];[.A667];[.A708];[.A749];[.A790];[.A831];[.A872];[.A913];[.A954];[.A995];[.A1036];[.A1077];[.A1118];[.A1159];[.A1200];[.A1241];[.A1282];[.A1323])/30" office:value-type="float" office:value="8044.96666666667" calcext:value-type="float">
            <text:p>8044,96666666667</text:p>
          </table:table-cell>
          <table:table-cell table:formula="of:=SUM([.B11];[.B52];[.B93];[.B134];[.B175];[.B216];[.B257];[.B298];[.B339];[.B380];[.B544];[.B585];[.B626];[.B667];[.B708];[.B749];[.B790];[.B831];[.B872];[.B913];[.B954];[.B995];[.B1036];[.B1077];[.B1118];[.B1159];[.B1200];[.B1241];[.B1282];[.B1323])/30" office:value-type="float" office:value="25499.7333333333" calcext:value-type="float">
            <text:p>25499,7333333333</text:p>
          </table:table-cell>
          <table:table-cell table:formula="of:=SUM([.C11];[.C52];[.C93];[.C134];[.C175];[.C216];[.C257];[.C298];[.C339];[.C380];[.C544];[.C585];[.C626];[.C667];[.C708];[.C749];[.C790];[.C831];[.C872];[.C913];[.C954];[.C995];[.C1036];[.C1077];[.C1118];[.C1159];[.C1200];[.C1241];[.C1282];[.C1323])/30" office:value-type="float" office:value="15223.4666666667" calcext:value-type="float">
            <text:p>15223,4666666667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2];[.A53];[.A94];[.A135];[.A176];[.A217];[.A258];[.A299];[.A340];[.A381];[.A545];[.A586];[.A627];[.A668];[.A709];[.A750];[.A791];[.A832];[.A873];[.A914];[.A955];[.A996];[.A1037];[.A1078];[.A1119];[.A1160];[.A1201];[.A1242];[.A1283];[.A1324])/30" office:value-type="float" office:value="7059.6" calcext:value-type="float">
            <text:p>7059,6</text:p>
          </table:table-cell>
          <table:table-cell table:formula="of:=SUM([.B12];[.B53];[.B94];[.B135];[.B176];[.B217];[.B258];[.B299];[.B340];[.B381];[.B545];[.B586];[.B627];[.B668];[.B709];[.B750];[.B791];[.B832];[.B873];[.B914];[.B955];[.B996];[.B1037];[.B1078];[.B1119];[.B1160];[.B1201];[.B1242];[.B1283];[.B1324])/30" office:value-type="float" office:value="25463.4666666667" calcext:value-type="float">
            <text:p>25463,4666666667</text:p>
          </table:table-cell>
          <table:table-cell table:formula="of:=SUM([.C12];[.C53];[.C94];[.C135];[.C176];[.C217];[.C258];[.C299];[.C340];[.C381];[.C545];[.C586];[.C627];[.C668];[.C709];[.C750];[.C791];[.C832];[.C873];[.C914];[.C955];[.C996];[.C1037];[.C1078];[.C1119];[.C1160];[.C1201];[.C1242];[.C1283];[.C1324])/30" office:value-type="float" office:value="15232" calcext:value-type="float">
            <text:p>15232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3];[.A54];[.A95];[.A136];[.A177];[.A218];[.A259];[.A300];[.A341];[.A382];[.A546];[.A587];[.A628];[.A669];[.A710];[.A751];[.A792];[.A833];[.A874];[.A915];[.A956];[.A997];[.A1038];[.A1079];[.A1120];[.A1161];[.A1202];[.A1243];[.A1284];[.A1325])/30" office:value-type="float" office:value="4539.73333333333" calcext:value-type="float">
            <text:p>4539,73333333333</text:p>
          </table:table-cell>
          <table:table-cell table:formula="of:=SUM([.B13];[.B54];[.B95];[.B136];[.B177];[.B218];[.B259];[.B300];[.B341];[.B382];[.B546];[.B587];[.B628];[.B669];[.B710];[.B751];[.B792];[.B833];[.B874];[.B915];[.B956];[.B997];[.B1038];[.B1079];[.B1120];[.B1161];[.B1202];[.B1243];[.B1284];[.B1325])/30" office:value-type="float" office:value="25531.7333333333" calcext:value-type="float">
            <text:p>25531,7333333333</text:p>
          </table:table-cell>
          <table:table-cell table:formula="of:=SUM([.C13];[.C54];[.C95];[.C136];[.C177];[.C218];[.C259];[.C300];[.C341];[.C382];[.C546];[.C587];[.C628];[.C669];[.C710];[.C751];[.C792];[.C833];[.C874];[.C915];[.C956];[.C997];[.C1038];[.C1079];[.C1120];[.C1161];[.C1202];[.C1243];[.C1284];[.C1325])/30" office:value-type="float" office:value="15172.2666666667" calcext:value-type="float">
            <text:p>15172,2666666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14];[.A55];[.A96];[.A137];[.A178];[.A219];[.A260];[.A301];[.A342];[.A383];[.A547];[.A588];[.A629];[.A670];[.A711];[.A752];[.A793];[.A834];[.A875];[.A916];[.A957];[.A998];[.A1039];[.A1080];[.A1121];[.A1162];[.A1203];[.A1244];[.A1285];[.A1326])/30" office:value-type="float" office:value="426.666666666667" calcext:value-type="float">
            <text:p>426,666666666667</text:p>
          </table:table-cell>
          <table:table-cell table:formula="of:=SUM([.B14];[.B55];[.B96];[.B137];[.B178];[.B219];[.B260];[.B301];[.B342];[.B383];[.B547];[.B588];[.B629];[.B670];[.B711];[.B752];[.B793];[.B834];[.B875];[.B916];[.B957];[.B998];[.B1039];[.B1080];[.B1121];[.B1162];[.B1203];[.B1244];[.B1285];[.B1326])/30" office:value-type="float" office:value="25429.3333333333" calcext:value-type="float">
            <text:p>25429,3333333333</text:p>
          </table:table-cell>
          <table:table-cell table:formula="of:=SUM([.C14];[.C55];[.C96];[.C137];[.C178];[.C219];[.C260];[.C301];[.C342];[.C383];[.C547];[.C588];[.C629];[.C670];[.C711];[.C752];[.C793];[.C834];[.C875];[.C916];[.C957];[.C998];[.C1039];[.C1080];[.C1121];[.C1162];[.C1203];[.C1244];[.C1285];[.C1326])/30" office:value-type="float" office:value="15274.6666666667" calcext:value-type="float">
            <text:p>15274,6666666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5];[.A56];[.A97];[.A138];[.A179];[.A220];[.A261];[.A302];[.A343];[.A384];[.A548];[.A589];[.A630];[.A671];[.A712];[.A753];[.A794];[.A835];[.A876];[.A917];[.A958];[.A999];[.A1040];[.A1081];[.A1122];[.A1163];[.A1204];[.A1245];[.A1286];[.A1327])/30" office:value-type="float" office:value="0" calcext:value-type="float">
            <text:p>0</text:p>
          </table:table-cell>
          <table:table-cell table:formula="of:=SUM([.B15];[.B56];[.B97];[.B138];[.B179];[.B220];[.B261];[.B302];[.B343];[.B384];[.B548];[.B589];[.B630];[.B671];[.B712];[.B753];[.B794];[.B835];[.B876];[.B917];[.B958];[.B999];[.B1040];[.B1081];[.B1122];[.B1163];[.B1204];[.B1245];[.B1286];[.B1327])/30" office:value-type="float" office:value="25497.6" calcext:value-type="float">
            <text:p>25497,6</text:p>
          </table:table-cell>
          <table:table-cell table:formula="of:=SUM([.C15];[.C56];[.C97];[.C138];[.C179];[.C220];[.C261];[.C302];[.C343];[.C384];[.C548];[.C589];[.C630];[.C671];[.C712];[.C753];[.C794];[.C835];[.C876];[.C917];[.C958];[.C999];[.C1040];[.C1081];[.C1122];[.C1163];[.C1204];[.C1245];[.C1286];[.C1327])/30" office:value-type="float" office:value="15172.2666666667" calcext:value-type="float">
            <text:p>15172,2666666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6];[.A57];[.A98];[.A139];[.A180];[.A221];[.A262];[.A303];[.A344];[.A385];[.A549];[.A590];[.A631];[.A672];[.A713];[.A754];[.A795];[.A836];[.A877];[.A918];[.A959];[.A1000];[.A1041];[.A1082];[.A1123];[.A1164];[.A1205];[.A1246];[.A1287];[.A1328])/30" office:value-type="float" office:value="0" calcext:value-type="float">
            <text:p>0</text:p>
          </table:table-cell>
          <table:table-cell table:formula="of:=SUM([.B16];[.B57];[.B98];[.B139];[.B180];[.B221];[.B262];[.B303];[.B344];[.B385];[.B549];[.B590];[.B631];[.B672];[.B713];[.B754];[.B795];[.B836];[.B877];[.B918];[.B959];[.B1000];[.B1041];[.B1082];[.B1123];[.B1164];[.B1205];[.B1246];[.B1287];[.B1328])/30" office:value-type="float" office:value="25463.4666666667" calcext:value-type="float">
            <text:p>25463,4666666667</text:p>
          </table:table-cell>
          <table:table-cell table:formula="of:=SUM([.C16];[.C57];[.C98];[.C139];[.C180];[.C221];[.C262];[.C303];[.C344];[.C385];[.C549];[.C590];[.C631];[.C672];[.C713];[.C754];[.C795];[.C836];[.C877];[.C918];[.C959];[.C1000];[.C1041];[.C1082];[.C1123];[.C1164];[.C1205];[.C1246];[.C1287];[.C1328])/30" office:value-type="float" office:value="15214.9333333333" calcext:value-type="float">
            <text:p>15214,93333333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/>
          <table:table-cell table:formula="of:=SUM([.A17];[.A58];[.A99];[.A140];[.A181];[.A222];[.A263];[.A304];[.A345];[.A386];[.A550];[.A591];[.A632];[.A673];[.A714];[.A755];[.A796];[.A837];[.A878];[.A919];[.A960];[.A1001];[.A1042];[.A1083];[.A1124];[.A1165];[.A1206];[.A1247];[.A1288];[.A1329])/30" office:value-type="float" office:value="0" calcext:value-type="float">
            <text:p>0</text:p>
          </table:table-cell>
          <table:table-cell table:formula="of:=SUM([.B17];[.B58];[.B99];[.B140];[.B181];[.B222];[.B263];[.B304];[.B345];[.B386];[.B550];[.B591];[.B632];[.B673];[.B714];[.B755];[.B796];[.B837];[.B878];[.B919];[.B960];[.B1001];[.B1042];[.B1083];[.B1124];[.B1165];[.B1206];[.B1247];[.B1288];[.B1329])/30" office:value-type="float" office:value="25463.4666666667" calcext:value-type="float">
            <text:p>25463,4666666667</text:p>
          </table:table-cell>
          <table:table-cell table:formula="of:=SUM([.C17];[.C58];[.C99];[.C140];[.C181];[.C222];[.C263];[.C304];[.C345];[.C386];[.C550];[.C591];[.C632];[.C673];[.C714];[.C755];[.C796];[.C837];[.C878];[.C919];[.C960];[.C1001];[.C1042];[.C1083];[.C1124];[.C1165];[.C1206];[.C1247];[.C1288];[.C1329])/30" office:value-type="float" office:value="15214.9333333333" calcext:value-type="float">
            <text:p>15214,93333333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/>
          <table:table-cell table:formula="of:=SUM([.A18];[.A59];[.A100];[.A141];[.A182];[.A223];[.A264];[.A305];[.A346];[.A387];[.A551];[.A592];[.A633];[.A674];[.A715];[.A756];[.A797];[.A838];[.A879];[.A920];[.A961];[.A1002];[.A1043];[.A1084];[.A1125];[.A1166];[.A1207];[.A1248];[.A1289];[.A1330])/30" office:value-type="float" office:value="0" calcext:value-type="float">
            <text:p>0</text:p>
          </table:table-cell>
          <table:table-cell table:formula="of:=SUM([.B18];[.B59];[.B100];[.B141];[.B182];[.B223];[.B264];[.B305];[.B346];[.B387];[.B551];[.B592];[.B633];[.B674];[.B715];[.B756];[.B797];[.B838];[.B879];[.B920];[.B961];[.B1002];[.B1043];[.B1084];[.B1125];[.B1166];[.B1207];[.B1248];[.B1289];[.B1330])/30" office:value-type="float" office:value="25463.4666666667" calcext:value-type="float">
            <text:p>25463,4666666667</text:p>
          </table:table-cell>
          <table:table-cell table:formula="of:=SUM([.C18];[.C59];[.C100];[.C141];[.C182];[.C223];[.C264];[.C305];[.C346];[.C387];[.C551];[.C592];[.C633];[.C674];[.C715];[.C756];[.C797];[.C838];[.C879];[.C920];[.C961];[.C1002];[.C1043];[.C1084];[.C1125];[.C1166];[.C1207];[.C1248];[.C1289];[.C1330])/30" office:value-type="float" office:value="14762.6666666667" calcext:value-type="float">
            <text:p>14762,6666666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SUM([.A19];[.A60];[.A101];[.A142];[.A183];[.A224];[.A265];[.A306];[.A347];[.A388];[.A552];[.A593];[.A634];[.A675];[.A716];[.A757];[.A798];[.A839];[.A880];[.A921];[.A962];[.A1003];[.A1044];[.A1085];[.A1126];[.A1167];[.A1208];[.A1249];[.A1290];[.A1331])/30" office:value-type="float" office:value="0" calcext:value-type="float">
            <text:p>0</text:p>
          </table:table-cell>
          <table:table-cell table:formula="of:=SUM([.B19];[.B60];[.B101];[.B142];[.B183];[.B224];[.B265];[.B306];[.B347];[.B388];[.B552];[.B593];[.B634];[.B675];[.B716];[.B757];[.B798];[.B839];[.B880];[.B921];[.B962];[.B1003];[.B1044];[.B1085];[.B1126];[.B1167];[.B1208];[.B1249];[.B1290];[.B1331])/30" office:value-type="float" office:value="25395.2" calcext:value-type="float">
            <text:p>25395,2</text:p>
          </table:table-cell>
          <table:table-cell table:formula="of:=SUM([.C19];[.C60];[.C101];[.C142];[.C183];[.C224];[.C265];[.C306];[.C347];[.C388];[.C552];[.C593];[.C634];[.C675];[.C716];[.C757];[.C798];[.C839];[.C880];[.C921];[.C962];[.C1003];[.C1044];[.C1085];[.C1126];[.C1167];[.C1208];[.C1249];[.C1290];[.C1331])/30" office:value-type="float" office:value="290.133333333333" calcext:value-type="float">
            <text:p>290,1333333333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0];[.A61];[.A102];[.A143];[.A184];[.A225];[.A266];[.A307];[.A348];[.A389];[.A553];[.A594];[.A635];[.A676];[.A717];[.A758];[.A799];[.A840];[.A881];[.A922];[.A963];[.A1004];[.A1045];[.A1086];[.A1127];[.A1168];[.A1209];[.A1250];[.A1291];[.A1332])/30" office:value-type="float" office:value="0" calcext:value-type="float">
            <text:p>0</text:p>
          </table:table-cell>
          <table:table-cell table:formula="of:=SUM([.B20];[.B61];[.B102];[.B143];[.B184];[.B225];[.B266];[.B307];[.B348];[.B389];[.B553];[.B594];[.B635];[.B676];[.B717];[.B758];[.B799];[.B840];[.B881];[.B922];[.B963];[.B1004];[.B1045];[.B1086];[.B1127];[.B1168];[.B1209];[.B1250];[.B1291];[.B1332])/30" office:value-type="float" office:value="25497.6" calcext:value-type="float">
            <text:p>25497,6</text:p>
          </table:table-cell>
          <table:table-cell table:formula="of:=SUM([.C20];[.C61];[.C102];[.C143];[.C184];[.C225];[.C266];[.C307];[.C348];[.C389];[.C553];[.C594];[.C635];[.C676];[.C717];[.C758];[.C799];[.C840];[.C881];[.C922];[.C963];[.C1004];[.C1045];[.C1086];[.C1127];[.C1168];[.C1209];[.C1250];[.C1291];[.C1332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1];[.A62];[.A103];[.A144];[.A185];[.A226];[.A267];[.A308];[.A349];[.A390];[.A554];[.A595];[.A636];[.A677];[.A718];[.A759];[.A800];[.A841];[.A882];[.A923];[.A964];[.A1005];[.A1046];[.A1087];[.A1128];[.A1169];[.A1210];[.A1251];[.A1292];[.A1333])/30" office:value-type="float" office:value="0" calcext:value-type="float">
            <text:p>0</text:p>
          </table:table-cell>
          <table:table-cell table:formula="of:=SUM([.B21];[.B62];[.B103];[.B144];[.B185];[.B226];[.B267];[.B308];[.B349];[.B390];[.B554];[.B595];[.B636];[.B677];[.B718];[.B759];[.B800];[.B841];[.B882];[.B923];[.B964];[.B1005];[.B1046];[.B1087];[.B1128];[.B1169];[.B1210];[.B1251];[.B1292];[.B1333])/30" office:value-type="float" office:value="25565.8666666667" calcext:value-type="float">
            <text:p>25565,8666666667</text:p>
          </table:table-cell>
          <table:table-cell table:formula="of:=SUM([.C21];[.C62];[.C103];[.C144];[.C185];[.C226];[.C267];[.C308];[.C349];[.C390];[.C554];[.C595];[.C636];[.C677];[.C718];[.C759];[.C800];[.C841];[.C882];[.C923];[.C964];[.C1005];[.C1046];[.C1087];[.C1128];[.C1169];[.C1210];[.C1251];[.C1292];[.C1333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2];[.A63];[.A104];[.A145];[.A186];[.A227];[.A268];[.A309];[.A350];[.A391];[.A555];[.A596];[.A637];[.A678];[.A719];[.A760];[.A801];[.A842];[.A883];[.A924];[.A965];[.A1006];[.A1047];[.A1088];[.A1129];[.A1170];[.A1211];[.A1252];[.A1293];[.A1334])/30" office:value-type="float" office:value="0" calcext:value-type="float">
            <text:p>0</text:p>
          </table:table-cell>
          <table:table-cell table:formula="of:=SUM([.B22];[.B63];[.B104];[.B145];[.B186];[.B227];[.B268];[.B309];[.B350];[.B391];[.B555];[.B596];[.B637];[.B678];[.B719];[.B760];[.B801];[.B842];[.B883];[.B924];[.B965];[.B1006];[.B1047];[.B1088];[.B1129];[.B1170];[.B1211];[.B1252];[.B1293];[.B1334])/30" office:value-type="float" office:value="25395.2" calcext:value-type="float">
            <text:p>25395,2</text:p>
          </table:table-cell>
          <table:table-cell table:formula="of:=SUM([.C22];[.C63];[.C104];[.C145];[.C186];[.C227];[.C268];[.C309];[.C350];[.C391];[.C555];[.C596];[.C637];[.C678];[.C719];[.C760];[.C801];[.C842];[.C883];[.C924];[.C965];[.C1006];[.C1047];[.C1088];[.C1129];[.C1170];[.C1211];[.C1252];[.C1293];[.C1334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3];[.A64];[.A105];[.A146];[.A187];[.A228];[.A269];[.A310];[.A351];[.A392];[.A556];[.A597];[.A638];[.A679];[.A720];[.A761];[.A802];[.A843];[.A884];[.A925];[.A966];[.A1007];[.A1048];[.A1089];[.A1130];[.A1171];[.A1212];[.A1253];[.A1294];[.A1335])/30" office:value-type="float" office:value="0" calcext:value-type="float">
            <text:p>0</text:p>
          </table:table-cell>
          <table:table-cell table:formula="of:=SUM([.B23];[.B64];[.B105];[.B146];[.B187];[.B228];[.B269];[.B310];[.B351];[.B392];[.B556];[.B597];[.B638];[.B679];[.B720];[.B761];[.B802];[.B843];[.B884];[.B925];[.B966];[.B1007];[.B1048];[.B1089];[.B1130];[.B1171];[.B1212];[.B1253];[.B1294];[.B1335])/30" office:value-type="float" office:value="25429.3333333333" calcext:value-type="float">
            <text:p>25429,3333333333</text:p>
          </table:table-cell>
          <table:table-cell table:formula="of:=SUM([.C23];[.C64];[.C105];[.C146];[.C187];[.C228];[.C269];[.C310];[.C351];[.C392];[.C556];[.C597];[.C638];[.C679];[.C720];[.C761];[.C802];[.C843];[.C884];[.C925];[.C966];[.C1007];[.C1048];[.C1089];[.C1130];[.C1171];[.C1212];[.C1253];[.C1294];[.C1335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4];[.A65];[.A106];[.A147];[.A188];[.A229];[.A270];[.A311];[.A352];[.A393];[.A557];[.A598];[.A639];[.A680];[.A721];[.A762];[.A803];[.A844];[.A885];[.A926];[.A967];[.A1008];[.A1049];[.A1090];[.A1131];[.A1172];[.A1213];[.A1254];[.A1295];[.A1336])/30" office:value-type="float" office:value="0" calcext:value-type="float">
            <text:p>0</text:p>
          </table:table-cell>
          <table:table-cell table:formula="of:=SUM([.B24];[.B65];[.B106];[.B147];[.B188];[.B229];[.B270];[.B311];[.B352];[.B393];[.B557];[.B598];[.B639];[.B680];[.B721];[.B762];[.B803];[.B844];[.B885];[.B926];[.B967];[.B1008];[.B1049];[.B1090];[.B1131];[.B1172];[.B1213];[.B1254];[.B1295];[.B1336])/30" office:value-type="float" office:value="25463.4666666667" calcext:value-type="float">
            <text:p>25463,4666666667</text:p>
          </table:table-cell>
          <table:table-cell table:formula="of:=SUM([.C24];[.C65];[.C106];[.C147];[.C188];[.C229];[.C270];[.C311];[.C352];[.C393];[.C557];[.C598];[.C639];[.C680];[.C721];[.C762];[.C803];[.C844];[.C885];[.C926];[.C967];[.C1008];[.C1049];[.C1090];[.C1131];[.C1172];[.C1213];[.C1254];[.C1295];[.C1336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5];[.A66];[.A107];[.A148];[.A189];[.A230];[.A271];[.A312];[.A353];[.A394];[.A558];[.A599];[.A640];[.A681];[.A722];[.A763];[.A804];[.A845];[.A886];[.A927];[.A968];[.A1009];[.A1050];[.A1091];[.A1132];[.A1173];[.A1214];[.A1255];[.A1296];[.A1337])/30" office:value-type="float" office:value="0" calcext:value-type="float">
            <text:p>0</text:p>
          </table:table-cell>
          <table:table-cell table:formula="of:=SUM([.B25];[.B66];[.B107];[.B148];[.B189];[.B230];[.B271];[.B312];[.B353];[.B394];[.B558];[.B599];[.B640];[.B681];[.B722];[.B763];[.B804];[.B845];[.B886];[.B927];[.B968];[.B1009];[.B1050];[.B1091];[.B1132];[.B1173];[.B1214];[.B1255];[.B1296];[.B1337])/30" office:value-type="float" office:value="25497.6" calcext:value-type="float">
            <text:p>25497,6</text:p>
          </table:table-cell>
          <table:table-cell table:formula="of:=SUM([.C25];[.C66];[.C107];[.C148];[.C189];[.C230];[.C271];[.C312];[.C353];[.C394];[.C558];[.C599];[.C640];[.C681];[.C722];[.C763];[.C804];[.C845];[.C886];[.C927];[.C968];[.C1009];[.C1050];[.C1091];[.C1132];[.C1173];[.C1214];[.C1255];[.C1296];[.C1337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6];[.A67];[.A108];[.A149];[.A190];[.A231];[.A272];[.A313];[.A354];[.A395];[.A559];[.A600];[.A641];[.A682];[.A723];[.A764];[.A805];[.A846];[.A887];[.A928];[.A969];[.A1010];[.A1051];[.A1092];[.A1133];[.A1174];[.A1215];[.A1256];[.A1297];[.A1338])/30" office:value-type="float" office:value="0" calcext:value-type="float">
            <text:p>0</text:p>
          </table:table-cell>
          <table:table-cell table:formula="of:=SUM([.B26];[.B67];[.B108];[.B149];[.B190];[.B231];[.B272];[.B313];[.B354];[.B395];[.B559];[.B600];[.B641];[.B682];[.B723];[.B764];[.B805];[.B846];[.B887];[.B928];[.B969];[.B1010];[.B1051];[.B1092];[.B1133];[.B1174];[.B1215];[.B1256];[.B1297];[.B1338])/30" office:value-type="float" office:value="25429.3333333333" calcext:value-type="float">
            <text:p>25429,3333333333</text:p>
          </table:table-cell>
          <table:table-cell table:formula="of:=SUM([.C26];[.C67];[.C108];[.C149];[.C190];[.C231];[.C272];[.C313];[.C354];[.C395];[.C559];[.C600];[.C641];[.C682];[.C723];[.C764];[.C805];[.C846];[.C887];[.C928];[.C969];[.C1010];[.C1051];[.C1092];[.C1133];[.C1174];[.C1215];[.C1256];[.C1297];[.C1338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7];[.A68];[.A109];[.A150];[.A191];[.A232];[.A273];[.A314];[.A355];[.A396];[.A560];[.A601];[.A642];[.A683];[.A724];[.A765];[.A806];[.A847];[.A888];[.A929];[.A970];[.A1011];[.A1052];[.A1093];[.A1134];[.A1175];[.A1216];[.A1257];[.A1298];[.A1339])/30" office:value-type="float" office:value="0" calcext:value-type="float">
            <text:p>0</text:p>
          </table:table-cell>
          <table:table-cell table:formula="of:=SUM([.B27];[.B68];[.B109];[.B150];[.B191];[.B232];[.B273];[.B314];[.B355];[.B396];[.B560];[.B601];[.B642];[.B683];[.B724];[.B765];[.B806];[.B847];[.B888];[.B929];[.B970];[.B1011];[.B1052];[.B1093];[.B1134];[.B1175];[.B1216];[.B1257];[.B1298];[.B1339])/30" office:value-type="float" office:value="25463.4666666667" calcext:value-type="float">
            <text:p>25463,4666666667</text:p>
          </table:table-cell>
          <table:table-cell table:formula="of:=SUM([.C27];[.C68];[.C109];[.C150];[.C191];[.C232];[.C273];[.C314];[.C355];[.C396];[.C560];[.C601];[.C642];[.C683];[.C724];[.C765];[.C806];[.C847];[.C888];[.C929];[.C970];[.C1011];[.C1052];[.C1093];[.C1134];[.C1175];[.C1216];[.C1257];[.C1298];[.C1339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8];[.A69];[.A110];[.A151];[.A192];[.A233];[.A274];[.A315];[.A356];[.A397];[.A561];[.A602];[.A643];[.A684];[.A725];[.A766];[.A807];[.A848];[.A889];[.A930];[.A971];[.A1012];[.A1053];[.A1094];[.A1135];[.A1176];[.A1217];[.A1258];[.A1299];[.A1340])/30" office:value-type="float" office:value="0" calcext:value-type="float">
            <text:p>0</text:p>
          </table:table-cell>
          <table:table-cell table:formula="of:=SUM([.B28];[.B69];[.B110];[.B151];[.B192];[.B233];[.B274];[.B315];[.B356];[.B397];[.B561];[.B602];[.B643];[.B684];[.B725];[.B766];[.B807];[.B848];[.B889];[.B930];[.B971];[.B1012];[.B1053];[.B1094];[.B1135];[.B1176];[.B1217];[.B1258];[.B1299];[.B1340])/30" office:value-type="float" office:value="25565.8666666667" calcext:value-type="float">
            <text:p>25565,8666666667</text:p>
          </table:table-cell>
          <table:table-cell table:formula="of:=SUM([.C28];[.C69];[.C110];[.C151];[.C192];[.C233];[.C274];[.C315];[.C356];[.C397];[.C561];[.C602];[.C643];[.C684];[.C725];[.C766];[.C807];[.C848];[.C889];[.C930];[.C971];[.C1012];[.C1053];[.C1094];[.C1135];[.C1176];[.C1217];[.C1258];[.C1299];[.C1340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9];[.A70];[.A111];[.A152];[.A193];[.A234];[.A275];[.A316];[.A357];[.A398];[.A562];[.A603];[.A644];[.A685];[.A726];[.A767];[.A808];[.A849];[.A890];[.A931];[.A972];[.A1013];[.A1054];[.A1095];[.A1136];[.A1177];[.A1218];[.A1259];[.A1300];[.A1341])/30" office:value-type="float" office:value="0" calcext:value-type="float">
            <text:p>0</text:p>
          </table:table-cell>
          <table:table-cell table:formula="of:=SUM([.B29];[.B70];[.B111];[.B152];[.B193];[.B234];[.B275];[.B316];[.B357];[.B398];[.B562];[.B603];[.B644];[.B685];[.B726];[.B767];[.B808];[.B849];[.B890];[.B931];[.B972];[.B1013];[.B1054];[.B1095];[.B1136];[.B1177];[.B1218];[.B1259];[.B1300];[.B1341])/30" office:value-type="float" office:value="25395.2" calcext:value-type="float">
            <text:p>25395,2</text:p>
          </table:table-cell>
          <table:table-cell table:formula="of:=SUM([.C29];[.C70];[.C111];[.C152];[.C193];[.C234];[.C275];[.C316];[.C357];[.C398];[.C562];[.C603];[.C644];[.C685];[.C726];[.C767];[.C808];[.C849];[.C890];[.C931];[.C972];[.C1013];[.C1054];[.C1095];[.C1136];[.C1177];[.C1218];[.C1259];[.C1300];[.C1341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0];[.A71];[.A112];[.A153];[.A194];[.A235];[.A276];[.A317];[.A358];[.A399];[.A563];[.A604];[.A645];[.A686];[.A727];[.A768];[.A809];[.A850];[.A891];[.A932];[.A973];[.A1014];[.A1055];[.A1096];[.A1137];[.A1178];[.A1219];[.A1260];[.A1301];[.A1342])/30" office:value-type="float" office:value="0" calcext:value-type="float">
            <text:p>0</text:p>
          </table:table-cell>
          <table:table-cell table:formula="of:=SUM([.B30];[.B71];[.B112];[.B153];[.B194];[.B235];[.B276];[.B317];[.B358];[.B399];[.B563];[.B604];[.B645];[.B686];[.B727];[.B768];[.B809];[.B850];[.B891];[.B932];[.B973];[.B1014];[.B1055];[.B1096];[.B1137];[.B1178];[.B1219];[.B1260];[.B1301];[.B1342])/30" office:value-type="float" office:value="25497.6" calcext:value-type="float">
            <text:p>25497,6</text:p>
          </table:table-cell>
          <table:table-cell table:formula="of:=SUM([.C30];[.C71];[.C112];[.C153];[.C194];[.C235];[.C276];[.C317];[.C358];[.C399];[.C563];[.C604];[.C645];[.C686];[.C727];[.C768];[.C809];[.C850];[.C891];[.C932];[.C973];[.C1014];[.C1055];[.C1096];[.C1137];[.C1178];[.C1219];[.C1260];[.C1301];[.C1342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1];[.A72];[.A113];[.A154];[.A195];[.A236];[.A277];[.A318];[.A359];[.A400];[.A564];[.A605];[.A646];[.A687];[.A728];[.A769];[.A810];[.A851];[.A892];[.A933];[.A974];[.A1015];[.A1056];[.A1097];[.A1138];[.A1179];[.A1220];[.A1261];[.A1302];[.A1343])/30" office:value-type="float" office:value="0" calcext:value-type="float">
            <text:p>0</text:p>
          </table:table-cell>
          <table:table-cell table:formula="of:=SUM([.B31];[.B72];[.B113];[.B154];[.B195];[.B236];[.B277];[.B318];[.B359];[.B400];[.B564];[.B605];[.B646];[.B687];[.B728];[.B769];[.B810];[.B851];[.B892];[.B933];[.B974];[.B1015];[.B1056];[.B1097];[.B1138];[.B1179];[.B1220];[.B1261];[.B1302];[.B1343])/30" office:value-type="float" office:value="25361.0666666667" calcext:value-type="float">
            <text:p>25361,0666666667</text:p>
          </table:table-cell>
          <table:table-cell table:formula="of:=SUM([.C31];[.C72];[.C113];[.C154];[.C195];[.C236];[.C277];[.C318];[.C359];[.C400];[.C564];[.C605];[.C646];[.C687];[.C728];[.C769];[.C810];[.C851];[.C892];[.C933];[.C974];[.C1015];[.C1056];[.C1097];[.C1138];[.C1179];[.C1220];[.C1261];[.C1302];[.C1343])/3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16" calcext:value-type="float">
            <text:p>9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720" calcext:value-type="float">
            <text:p>3072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6048" calcext:value-type="float">
            <text:p>2604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528" calcext:value-type="float">
            <text:p>3052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6240" calcext:value-type="float">
            <text:p>2624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504" calcext:value-type="float">
            <text:p>21504</text:p>
          </table:table-cell>
          <table:table-cell office:value-type="float" office:value="12800" calcext:value-type="float">
            <text:p>12800</text:p>
          </table:table-cell>
          <table:table-cell table:number-columns-repeated="8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12" calcext:value-type="float">
            <text:p>3091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856" calcext:value-type="float">
            <text:p>2585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872" calcext:value-type="float">
            <text:p>3187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912" calcext:value-type="float">
            <text:p>309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984" calcext:value-type="float">
            <text:p>25984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680" calcext:value-type="float">
            <text:p>3168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1808" calcext:value-type="float">
            <text:p>3180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216" calcext:value-type="float">
            <text:p>2521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680" calcext:value-type="float">
            <text:p>3168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912" calcext:value-type="float">
            <text:p>309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176" calcext:value-type="float">
            <text:p>261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552" calcext:value-type="float">
            <text:p>3155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240" calcext:value-type="float">
            <text:p>2624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480" calcext:value-type="float">
            <text:p>20480</text:p>
          </table:table-cell>
          <table:table-cell office:value-type="float" office:value="12032" calcext:value-type="float">
            <text:p>12032</text:p>
          </table:table-cell>
          <table:table-cell table:number-columns-repeated="8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720" calcext:value-type="float">
            <text:p>3072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6112" calcext:value-type="float">
            <text:p>261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432" calcext:value-type="float">
            <text:p>18432</text:p>
          </table:table-cell>
          <table:table-cell office:value-type="float" office:value="10496" calcext:value-type="float">
            <text:p>10496</text:p>
          </table:table-cell>
          <table:table-cell table:number-columns-repeated="8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680" calcext:value-type="float">
            <text:p>3168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872" calcext:value-type="float">
            <text:p>3187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216" calcext:value-type="float">
            <text:p>2521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2304" calcext:value-type="float">
            <text:p>23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</text:p>
          </table:table-cell>
          <table:table-cell table:number-columns-repeated="10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4576" calcext:value-type="float">
            <text:p>24576</text:p>
          </table:table-cell>
          <table:table-cell office:value-type="float" office:value="14336" calcext:value-type="float">
            <text:p>14336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552" calcext:value-type="float">
            <text:p>3155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240" calcext:value-type="float">
            <text:p>2624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3568" calcext:value-type="float">
            <text:p>135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2528" calcext:value-type="float">
            <text:p>22528</text:p>
          </table:table-cell>
          <table:table-cell office:value-type="float" office:value="13056" calcext:value-type="float">
            <text:p>13056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528" calcext:value-type="float">
            <text:p>3052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872" calcext:value-type="float">
            <text:p>3187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304" calcext:value-type="float">
            <text:p>26304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504" calcext:value-type="float">
            <text:p>21504</text:p>
          </table:table-cell>
          <table:table-cell office:value-type="float" office:value="12800" calcext:value-type="float">
            <text:p>12800</text:p>
          </table:table-cell>
          <table:table-cell table:number-columns-repeated="8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7904" calcext:value-type="float">
            <text:p>27904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76" calcext:value-type="float">
            <text:p>309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9824" calcext:value-type="float">
            <text:p>2982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848" calcext:value-type="float">
            <text:p>1484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528" calcext:value-type="float">
            <text:p>22528</text:p>
          </table:table-cell>
          <table:table-cell office:value-type="float" office:value="13056" calcext:value-type="float">
            <text:p>13056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528" calcext:value-type="float">
            <text:p>3052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264" calcext:value-type="float">
            <text:p>2726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3552" calcext:value-type="float">
            <text:p>23552</text:p>
          </table:table-cell>
          <table:table-cell office:value-type="float" office:value="14080" calcext:value-type="float">
            <text:p>14080</text:p>
          </table:table-cell>
          <table:table-cell table:number-columns-repeated="8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840" calcext:value-type="float">
            <text:p>2784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76" calcext:value-type="float">
            <text:p>309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9888" calcext:value-type="float">
            <text:p>2988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3312" calcext:value-type="float">
            <text:p>133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2528" calcext:value-type="float">
            <text:p>22528</text:p>
          </table:table-cell>
          <table:table-cell office:value-type="float" office:value="13056" calcext:value-type="float">
            <text:p>13056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0848" calcext:value-type="float">
            <text:p>3084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944" calcext:value-type="float">
            <text:p>2694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1504" calcext:value-type="float">
            <text:p>21504</text:p>
          </table:table-cell>
          <table:table-cell office:value-type="float" office:value="12800" calcext:value-type="float">
            <text:p>12800</text:p>
          </table:table-cell>
          <table:table-cell table:number-columns-repeated="8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552" calcext:value-type="float">
            <text:p>3155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912" calcext:value-type="float">
            <text:p>3091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240" calcext:value-type="float">
            <text:p>2624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480" calcext:value-type="float">
            <text:p>20480</text:p>
          </table:table-cell>
          <table:table-cell office:value-type="float" office:value="12032" calcext:value-type="float">
            <text:p>12032</text:p>
          </table:table-cell>
          <table:table-cell table:number-columns-repeated="8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872" calcext:value-type="float">
            <text:p>3187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12" calcext:value-type="float">
            <text:p>3091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920" calcext:value-type="float">
            <text:p>2592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25600" calcext:value-type="float">
            <text:p>25600</text:p>
          </table:table-cell>
          <table:table-cell office:value-type="float" office:value="14848" calcext:value-type="float">
            <text:p>14848</text:p>
          </table:table-cell>
          <table:table-cell table:number-columns-repeated="8"/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26560" calcext:value-type="float">
            <text:p>26560</text:p>
          </table:table-cell>
          <table:table-cell office:value-type="float" office:value="15616" calcext:value-type="float">
            <text:p>15616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208" calcext:value-type="float">
            <text:p>3020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0480" calcext:value-type="float">
            <text:p>20480</text:p>
          </table:table-cell>
          <table:table-cell office:value-type="float" office:value="12032" calcext:value-type="float">
            <text:p>12032</text:p>
          </table:table-cell>
          <table:table-cell table:number-columns-repeated="8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008" calcext:value-type="float">
            <text:p>2700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912" calcext:value-type="float">
            <text:p>309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784" calcext:value-type="float">
            <text:p>3078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576" calcext:value-type="float">
            <text:p>24576</text:p>
          </table:table-cell>
          <table:table-cell office:value-type="float" office:value="14848" calcext:value-type="float">
            <text:p>14848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680" calcext:value-type="float">
            <text:p>3168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088" calcext:value-type="float">
            <text:p>2508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2800" calcext:value-type="float">
            <text:p>1280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9456" calcext:value-type="float">
            <text:p>19456</text:p>
          </table:table-cell>
          <table:table-cell office:value-type="float" office:value="11520" calcext:value-type="float">
            <text:p>11520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792" calcext:value-type="float">
            <text:p>2579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12" calcext:value-type="float">
            <text:p>309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64" calcext:value-type="float">
            <text:p>2566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3552" calcext:value-type="float">
            <text:p>23552</text:p>
          </table:table-cell>
          <table:table-cell office:value-type="float" office:value="13568" calcext:value-type="float">
            <text:p>13568</text:p>
          </table:table-cell>
          <table:table-cell table:number-columns-repeated="8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968" calcext:value-type="float">
            <text:p>2796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744" calcext:value-type="float">
            <text:p>31744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30016" calcext:value-type="float">
            <text:p>3001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080" calcext:value-type="float">
            <text:p>1408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2528" calcext:value-type="float">
            <text:p>22528</text:p>
          </table:table-cell>
          <table:table-cell office:value-type="float" office:value="13312" calcext:value-type="float">
            <text:p>13312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016" calcext:value-type="float">
            <text:p>3001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0784" calcext:value-type="float">
            <text:p>3078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840" calcext:value-type="float">
            <text:p>2784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336" calcext:value-type="float">
            <text:p>1433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3552" calcext:value-type="float">
            <text:p>23552</text:p>
          </table:table-cell>
          <table:table-cell office:value-type="float" office:value="13824" calcext:value-type="float">
            <text:p>13824</text:p>
          </table:table-cell>
          <table:table-cell table:number-columns-repeated="8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856" calcext:value-type="float">
            <text:p>2585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3568" calcext:value-type="float">
            <text:p>135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3552" calcext:value-type="float">
            <text:p>23552</text:p>
          </table:table-cell>
          <table:table-cell office:value-type="float" office:value="13824" calcext:value-type="float">
            <text:p>13824</text:p>
          </table:table-cell>
          <table:table-cell table:number-columns-repeated="8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7264" calcext:value-type="float">
            <text:p>2726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12" calcext:value-type="float">
            <text:p>3091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528" calcext:value-type="float">
            <text:p>3052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3824" calcext:value-type="float">
            <text:p>1382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0480" calcext:value-type="float">
            <text:p>20480</text:p>
          </table:table-cell>
          <table:table-cell office:value-type="float" office:value="11776" calcext:value-type="float">
            <text:p>11776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8800" calcext:value-type="float">
            <text:p>288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9056" calcext:value-type="float">
            <text:p>2905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1504" calcext:value-type="float">
            <text:p>21504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9760" calcext:value-type="float">
            <text:p>2976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8032" calcext:value-type="float">
            <text:p>2803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0528" calcext:value-type="float">
            <text:p>3052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7264" calcext:value-type="float">
            <text:p>27264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64" calcext:value-type="float">
            <text:p>25664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0976" calcext:value-type="float">
            <text:p>309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728" calcext:value-type="float">
            <text:p>2572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4592" calcext:value-type="float">
            <text:p>145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1504" calcext:value-type="float">
            <text:p>21504</text:p>
          </table:table-cell>
          <table:table-cell office:value-type="float" office:value="12544" calcext:value-type="float">
            <text:p>12544</text:p>
          </table:table-cell>
          <table:table-cell table:number-columns-repeated="8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808" calcext:value-type="float">
            <text:p>31808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848" calcext:value-type="float">
            <text:p>3084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2000" calcext:value-type="float">
            <text:p>320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6048" calcext:value-type="float">
            <text:p>26048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0480" calcext:value-type="float">
            <text:p>20480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6112" calcext:value-type="float">
            <text:p>26112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31680" calcext:value-type="float">
            <text:p>3168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0912" calcext:value-type="float">
            <text:p>30912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1504" calcext:value-type="float">
            <text:p>21504</text:p>
          </table:table-cell>
          <table:table-cell office:value-type="float" office:value="12288" calcext:value-type="float">
            <text:p>12288</text:p>
          </table:table-cell>
          <table:table-cell table:number-columns-repeated="8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24576" calcext:value-type="float">
            <text:p>245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616" calcext:value-type="float">
            <text:p>3161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2000" calcext:value-type="float">
            <text:p>320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31936" calcext:value-type="float">
            <text:p>3193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26176" calcext:value-type="float">
            <text:p>26176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360" calcext:value-type="float">
            <text:p>1536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15104" calcext:value-type="float">
            <text:p>151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76" calcext:value-type="float">
            <text:p>24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00" calcext:value-type="float">
            <text:p>256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ish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7T06:07:00.183144778</dc:date>
    <meta:editing-duration>PT6H3M10S</meta:editing-duration>
    <meta:editing-cycles>1</meta:editing-cycles>
    <meta:document-statistic meta:table-count="1" meta:cell-count="41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4cm" svg:height="10.386cm" xlink:href=".." xlink:type="simple" chart:class="chart:bar" chart:style-name="ch1">
        <chart:title svg:x="4.982cm" svg:y="0.343cm" chart:style-name="ch2">
          <text:p>Média de bytes recebidos a cada segundo</text:p>
        </chart:title>
        <chart:legend chart:legend-position="end" svg:x="16.148cm" svg:y="4.396cm" style:legend-expansion="high" chart:style-name="ch3"/>
        <chart:plot-area chart:style-name="ch4" table:cell-range-address="loadBalancerStatefullList.I2:loadBalancerStatefullList.K3" chart:data-source-has-labels="row" svg:x="1.38cm" svg:y="1.329cm" svg:width="14.399cm" svg:height="7.869cm">
          <chartooo:coordinate-region svg:x="2.557cm" svg:y="1.528cm" svg:width="13.222cm" svg:height="7.471cm"/>
          <chart:axis chart:dimension="x" chart:name="primary-x" chart:style-name="ch5">
            <chart:title svg:x="6.577cm" svg:y="9.405cm" chart:style-name="ch6">
              <text:p>Interfaces Virtuais de Rede</text:p>
            </chart:title>
          </chart:axis>
          <chart:axis chart:dimension="y" chart:name="primary-y" chart:style-name="ch7">
            <chart:title svg:x="0.451cm" svg:y="5.704cm" chart:style-name="ch8">
              <text:p>bytes</text:p>
            </chart:title>
            <chart:grid chart:style-name="ch9" chart:class="major"/>
          </chart:axis>
          <chart:series chart:style-name="ch10" chart:values-cell-range-address="loadBalancerStatefullList.I3:loadBalancerStatefullList.I3" chart:label-cell-address="loadBalancerStatefullList.I2:loadBalancerStatefullList.I2" chart:class="chart:bar">
            <chart:data-point/>
          </chart:series>
          <chart:series chart:style-name="ch11" chart:values-cell-range-address="loadBalancerStatefullList.J3:loadBalancerStatefullList.J3" chart:label-cell-address="loadBalancerStatefullList.J2:loadBalancerStatefullList.J2" chart:class="chart:bar">
            <chart:data-point/>
          </chart:series>
          <chart:series chart:style-name="ch12" chart:values-cell-range-address="loadBalancerStatefullList.K3:loadBalancerStatefullList.K3" chart:label-cell-address="loadBalancerStatefullList.K2:loadBalancerStatefullList.K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_1</text:p>
                <draw:g>
                  <svg:desc>loadBalancerStatefullList.I2:loadBalancerStatefullList.I2</svg:desc>
                </draw:g>
              </table:table-cell>
              <table:table-cell office:value-type="string">
                <text:p>Dummy_2</text:p>
                <draw:g>
                  <svg:desc>loadBalancerStatefullList.J2:loadBalancerStatefullList.J2</svg:desc>
                </draw:g>
              </table:table-cell>
              <table:table-cell office:value-type="string">
                <text:p>Dummy_3</text:p>
                <draw:g>
                  <svg:desc>loadBalancerStatefullList.K2:loadBalancerStatefullList.K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230.76923076923">
                <text:p>6230.76923076923</text:p>
                <draw:g>
                  <svg:desc>loadBalancerStatefullList.I3:loadBalancerStatefullList.I3</svg:desc>
                </draw:g>
              </table:table-cell>
              <table:table-cell office:value-type="float" office:value="25844.9892473118">
                <text:p>25844.9892473118</text:p>
                <draw:g>
                  <svg:desc>loadBalancerStatefullList.J3:loadBalancerStatefullList.J3</svg:desc>
                </draw:g>
              </table:table-cell>
              <table:table-cell office:value-type="float" office:value="14222.2222222222">
                <text:p>14222.2222222222</text:p>
                <draw:g>
                  <svg:desc>loadBalancerStatefullList.K3:loadBalancerStatefullList.K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88cm" svg:height="12.983cm" xlink:href=".." xlink:type="simple" chart:class="chart:line" chart:style-name="ch1">
        <chart:title svg:x="7.688cm" svg:y="0.395cm" chart:style-name="ch2">
          <text:p>Média de bytes recebidos por segundo</text:p>
        </chart:title>
        <chart:legend chart:legend-position="end" svg:x="20.283cm" svg:y="5.694cm" style:legend-expansion="high" chart:style-name="ch3"/>
        <chart:plot-area chart:style-name="ch4" table:cell-range-address="loadBalancerStatefullList.E1:loadBalancerStatefullList.G33" chart:data-source-has-labels="row" svg:x="1.474cm" svg:y="1.433cm" svg:width="18.346cm" svg:height="10.31cm">
          <chartooo:coordinate-region svg:x="2.651cm" svg:y="1.632cm" svg:width="16.982cm" svg:height="9.464cm"/>
          <chart:axis chart:dimension="x" chart:name="primary-x" chart:style-name="ch5">
            <chart:title svg:x="8.645cm" svg:y="12.002cm" chart:style-name="ch6">
              <text:p>Interfaces Virtuais de Rede</text:p>
            </chart:title>
            <chart:grid chart:style-name="ch7" chart:class="major"/>
          </chart:axis>
          <chart:axis chart:dimension="y" chart:name="primary-y" chart:style-name="ch5">
            <chart:title svg:x="0.451cm" svg:y="7.029cm" chart:style-name="ch8">
              <text:p>bytes</text:p>
            </chart:title>
            <chart:grid chart:style-name="ch7" chart:class="major"/>
          </chart:axis>
          <chart:series chart:style-name="ch9" chart:values-cell-range-address="loadBalancerStatefullList.E2:loadBalancerStatefullList.E33" chart:label-cell-address="loadBalancerStatefullList.E1:loadBalancerStatefullList.E1" chart:class="chart:line">
            <chart:data-point chart:repeated="32"/>
          </chart:series>
          <chart:series chart:style-name="ch10" chart:values-cell-range-address="loadBalancerStatefullList.F2:loadBalancerStatefullList.F33" chart:label-cell-address="loadBalancerStatefullList.F1:loadBalancerStatefullList.F1" chart:class="chart:line">
            <chart:data-point chart:repeated="32"/>
          </chart:series>
          <chart:series chart:style-name="ch11" chart:values-cell-range-address="loadBalancerStatefullList.G2:loadBalancerStatefullList.G33" chart:label-cell-address="loadBalancerStatefullList.G1:loadBalancerStatefullList.G1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_1</text:p>
                <draw:g>
                  <svg:desc>loadBalancerStatefullList.E1:loadBalancerStatefullList.E1</svg:desc>
                </draw:g>
              </table:table-cell>
              <table:table-cell office:value-type="string">
                <text:p>Dummy_2</text:p>
                <draw:g>
                  <svg:desc>loadBalancerStatefullList.F1:loadBalancerStatefullList.F1</svg:desc>
                </draw:g>
              </table:table-cell>
              <table:table-cell office:value-type="string">
                <text:p>Dummy_3</text:p>
                <draw:g>
                  <svg:desc>loadBalancerStatefullList.G1:loadBalancerStatefullLis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3.03333333333">
                <text:p>1373.03333333333</text:p>
                <draw:g>
                  <svg:desc>loadBalancerStatefullList.E2:loadBalancerStatefullList.E33</svg:desc>
                </draw:g>
              </table:table-cell>
              <table:table-cell office:value-type="float" office:value="21469.8666666667">
                <text:p>21469.8666666667</text:p>
                <draw:g>
                  <svg:desc>loadBalancerStatefullList.F2:loadBalancerStatefullList.F33</svg:desc>
                </draw:g>
              </table:table-cell>
              <table:table-cell office:value-type="float" office:value="12612.2666666667">
                <text:p>12612.2666666667</text:p>
                <draw:g>
                  <svg:desc>loadBalancerStatefullList.G2:loadBalancerStatefullList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2.43333333333">
                <text:p>3622.43333333333</text:p>
              </table:table-cell>
              <table:table-cell office:value-type="float" office:value="25326.9333333333">
                <text:p>25326.9333333333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55.26666666667">
                <text:p>7655.26666666667</text:p>
              </table:table-cell>
              <table:table-cell office:value-type="float" office:value="25533.8666666667">
                <text:p>25533.8666666667</text:p>
              </table:table-cell>
              <table:table-cell office:value-type="float" office:value="15189.3333333333">
                <text:p>15189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62.6">
                <text:p>8062.6</text:p>
              </table:table-cell>
              <table:table-cell office:value-type="float" office:value="29956.2666666667">
                <text:p>29956.2666666667</text:p>
              </table:table-cell>
              <table:table-cell office:value-type="float" office:value="15240.5333333333">
                <text:p>15240.5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37">
                <text:p>8037</text:p>
              </table:table-cell>
              <table:table-cell office:value-type="float" office:value="31827.2">
                <text:p>31827.2</text:p>
              </table:table-cell>
              <table:table-cell office:value-type="float" office:value="15257.6">
                <text:p>1525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58.03333333333">
                <text:p>8058.03333333333</text:p>
              </table:table-cell>
              <table:table-cell office:value-type="float" office:value="31865.6">
                <text:p>31865.6</text:p>
              </table:table-cell>
              <table:table-cell office:value-type="float" office:value="15214.9333333333">
                <text:p>15214.9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51.8">
                <text:p>8051.8</text:p>
              </table:table-cell>
              <table:table-cell office:value-type="float" office:value="31784.5333333333">
                <text:p>31784.5333333333</text:p>
              </table:table-cell>
              <table:table-cell office:value-type="float" office:value="15240.5333333333">
                <text:p>15240.5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7.8">
                <text:p>8047.8</text:p>
              </table:table-cell>
              <table:table-cell office:value-type="float" office:value="31916.8">
                <text:p>31916.8</text:p>
              </table:table-cell>
              <table:table-cell office:value-type="float" office:value="15223.4666666667">
                <text:p>15223.4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21.06666666667">
                <text:p>8021.06666666667</text:p>
              </table:table-cell>
              <table:table-cell office:value-type="float" office:value="27528.5333333333">
                <text:p>27528.5333333333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44.96666666667">
                <text:p>8044.96666666667</text:p>
              </table:table-cell>
              <table:table-cell office:value-type="float" office:value="25499.7333333333">
                <text:p>25499.7333333333</text:p>
              </table:table-cell>
              <table:table-cell office:value-type="float" office:value="15223.4666666667">
                <text:p>15223.4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59.6">
                <text:p>7059.6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9.73333333333">
                <text:p>4539.73333333333</text:p>
              </table:table-cell>
              <table:table-cell office:value-type="float" office:value="25531.7333333333">
                <text:p>25531.7333333333</text:p>
              </table:table-cell>
              <table:table-cell office:value-type="float" office:value="15172.2666666667">
                <text:p>15172.2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25429.3333333333">
                <text:p>25429.3333333333</text:p>
              </table:table-cell>
              <table:table-cell office:value-type="float" office:value="15274.6666666667">
                <text:p>15274.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497.6">
                <text:p>25497.6</text:p>
              </table:table-cell>
              <table:table-cell office:value-type="float" office:value="15172.2666666667">
                <text:p>15172.2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15214.9333333333">
                <text:p>15214.9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15214.9333333333">
                <text:p>15214.9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14762.6666666667">
                <text:p>14762.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395.2">
                <text:p>25395.2</text:p>
              </table:table-cell>
              <table:table-cell office:value-type="float" office:value="290.133333333333">
                <text:p>290.1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497.6">
                <text:p>254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5565.8666666667">
                <text:p>25565.8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5395.2">
                <text:p>253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429.3333333333">
                <text:p>25429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497.6">
                <text:p>254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429.3333333333">
                <text:p>25429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5463.4666666667">
                <text:p>25463.4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5565.8666666667">
                <text:p>25565.8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5395.2">
                <text:p>253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5497.6">
                <text:p>254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361.0666666667">
                <text:p>25361.0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9216">
                <text:p>9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